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1c4b" officeooo:paragraph-rsid="000d1c4b"/>
    </style:style>
    <style:style style:name="P2" style:family="paragraph" style:parent-style-name="Standard">
      <style:paragraph-properties fo:text-align="start" style:justify-single-word="false"/>
      <style:text-properties officeooo:rsid="000d1c4b" officeooo:paragraph-rsid="0011fbe2"/>
    </style:style>
    <style:style style:name="P3" style:family="paragraph" style:parent-style-name="Standard">
      <style:paragraph-properties fo:text-align="start" style:justify-single-word="false"/>
      <style:text-properties officeooo:rsid="000d1c4b" officeooo:paragraph-rsid="00143f1e"/>
    </style:style>
    <style:style style:name="P4" style:family="paragraph" style:parent-style-name="Standard">
      <style:paragraph-properties fo:text-align="start" style:justify-single-word="false"/>
      <style:text-properties officeooo:rsid="000d1c4b" officeooo:paragraph-rsid="003a9a0c"/>
    </style:style>
    <style:style style:name="P5" style:family="paragraph" style:parent-style-name="Standard">
      <style:paragraph-properties fo:text-align="start" style:justify-single-word="false"/>
      <style:text-properties officeooo:rsid="000d1c4b" officeooo:paragraph-rsid="004b7428"/>
    </style:style>
    <style:style style:name="P6" style:family="paragraph" style:parent-style-name="Standard">
      <style:paragraph-properties fo:text-align="start" style:justify-single-word="false"/>
      <style:text-properties officeooo:rsid="000d1c4b" officeooo:paragraph-rsid="005c9cd4"/>
    </style:style>
    <style:style style:name="P7" style:family="paragraph" style:parent-style-name="Standard">
      <style:paragraph-properties fo:text-align="start" style:justify-single-word="false"/>
      <style:text-properties officeooo:rsid="00143f1e" officeooo:paragraph-rsid="00143f1e"/>
    </style:style>
    <style:style style:name="P8" style:family="paragraph" style:parent-style-name="Standard">
      <style:paragraph-properties fo:text-align="start" style:justify-single-word="false"/>
      <style:text-properties officeooo:paragraph-rsid="003a9a0c"/>
    </style:style>
    <style:style style:name="P9" style:family="paragraph" style:parent-style-name="Standard">
      <style:paragraph-properties fo:text-align="start" style:justify-single-word="false"/>
      <style:text-properties officeooo:paragraph-rsid="004b7428"/>
    </style:style>
    <style:style style:name="P10" style:family="paragraph" style:parent-style-name="Standard">
      <style:paragraph-properties fo:text-align="start" style:justify-single-word="false"/>
      <style:text-properties officeooo:paragraph-rsid="0060601f"/>
    </style:style>
    <style:style style:name="P11" style:family="paragraph" style:parent-style-name="Standard">
      <style:paragraph-properties fo:text-align="start" style:justify-single-word="false"/>
      <style:text-properties officeooo:paragraph-rsid="0075920f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190ed1" style:font-name-asian="Noto Sans CJK SC" style:font-size-asian="14pt" style:font-weight-asian="bold" style:font-name-complex="Lohit Devanagari" style:font-size-complex="14.1000003814697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21c129" style:font-name-asian="Noto Sans CJK SC" style:font-size-asian="14pt" style:font-weight-asian="bold" style:font-name-complex="Lohit Devanagari" style:font-size-complex="14.1000003814697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2c3f1e" style:font-name-asian="Noto Sans CJK SC" style:font-size-asian="14pt" style:font-weight-asian="bold" style:font-name-complex="Lohit Devanagari" style:font-size-complex="14.1000003814697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38b7b9" style:font-name-asian="Noto Sans CJK SC" style:font-size-asian="14pt" style:font-weight-asian="bold" style:font-name-complex="Lohit Devanagari" style:font-size-complex="14.1000003814697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3a9a0c" style:font-name-asian="Noto Sans CJK SC" style:font-size-asian="14pt" style:font-weight-asian="bold" style:font-name-complex="Lohit Devanagari" style:font-size-complex="14.1000003814697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4b7428" style:font-name-asian="Noto Sans CJK SC" style:font-size-asian="14pt" style:font-weight-asian="bold" style:font-name-complex="Lohit Devanagari" style:font-size-complex="14.100000381469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5d62e5" style:font-name-asian="Noto Sans CJK SC" style:font-size-asian="14pt" style:font-weight-asian="bold" style:font-name-complex="Lohit Devanagari" style:font-size-complex="14.100000381469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60601f" style:font-name-asian="Noto Sans CJK SC" style:font-size-asian="14pt" style:font-weight-asian="bold" style:font-name-complex="Lohit Devanagari" style:font-size-complex="14.100000381469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21c129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2799c6" officeooo:paragraph-rsid="002799c6"/>
    </style:style>
    <style:style style:name="P24" style:family="paragraph" style:parent-style-name="Standard">
      <style:paragraph-properties fo:text-align="start" style:justify-single-word="false"/>
      <style:text-properties officeooo:rsid="002799c6" officeooo:paragraph-rsid="003a9a0c"/>
    </style:style>
    <style:style style:name="P25" style:family="paragraph" style:parent-style-name="Standard">
      <style:paragraph-properties fo:text-align="start" style:justify-single-word="false"/>
      <style:text-properties officeooo:rsid="002799c6" officeooo:paragraph-rsid="004b7428"/>
    </style:style>
    <style:style style:name="P26" style:family="paragraph" style:parent-style-name="Standard">
      <style:paragraph-properties fo:text-align="start" style:justify-single-word="false"/>
      <style:text-properties officeooo:rsid="002799c6" officeooo:paragraph-rsid="0060601f"/>
    </style:style>
    <style:style style:name="P27" style:family="paragraph" style:parent-style-name="Standard">
      <style:paragraph-properties fo:text-align="start" style:justify-single-word="false"/>
      <style:text-properties officeooo:rsid="002e178b" officeooo:paragraph-rsid="002e178b"/>
    </style:style>
    <style:style style:name="P28" style:family="paragraph" style:parent-style-name="Standard">
      <style:paragraph-properties fo:text-align="start" style:justify-single-word="false"/>
      <style:text-properties officeooo:rsid="002e178b" officeooo:paragraph-rsid="0038b7b9"/>
    </style:style>
    <style:style style:name="P29" style:family="paragraph" style:parent-style-name="Standard">
      <style:paragraph-properties fo:text-align="start" style:justify-single-word="false"/>
      <style:text-properties officeooo:rsid="002e178b" officeooo:paragraph-rsid="004645d5"/>
    </style:style>
    <style:style style:name="P30" style:family="paragraph" style:parent-style-name="Standard">
      <style:paragraph-properties fo:text-align="start" style:justify-single-word="false"/>
      <style:text-properties officeooo:rsid="002e178b" officeooo:paragraph-rsid="004b7428"/>
    </style:style>
    <style:style style:name="P31" style:family="paragraph" style:parent-style-name="Standard">
      <style:paragraph-properties fo:text-align="start" style:justify-single-word="false"/>
      <style:text-properties officeooo:rsid="0047c3ec" officeooo:paragraph-rsid="0047c3ec"/>
    </style:style>
    <style:style style:name="P32" style:family="paragraph" style:parent-style-name="Heading_20_1">
      <style:text-properties officeooo:paragraph-rsid="0011fbe2"/>
    </style:style>
    <style:style style:name="P33" style:family="paragraph" style:parent-style-name="Heading_20_2">
      <style:text-properties officeooo:paragraph-rsid="00143f1e"/>
    </style:style>
    <style:style style:name="P34" style:family="paragraph" style:parent-style-name="Heading_20_2">
      <style:text-properties officeooo:paragraph-rsid="003a9a0c"/>
    </style:style>
    <style:style style:name="P35" style:family="paragraph" style:parent-style-name="Heading_20_2">
      <style:text-properties officeooo:paragraph-rsid="004b7428"/>
    </style:style>
    <style:style style:name="P36" style:family="paragraph" style:parent-style-name="Heading_20_2">
      <style:text-properties officeooo:paragraph-rsid="005c9cd4"/>
    </style:style>
    <style:style style:name="P37" style:family="paragraph" style:parent-style-name="Heading_20_3">
      <style:text-properties officeooo:paragraph-rsid="00143f1e"/>
    </style:style>
    <style:style style:name="P38" style:family="paragraph" style:parent-style-name="Heading_20_3">
      <style:text-properties officeooo:paragraph-rsid="003a9a0c"/>
    </style:style>
    <style:style style:name="P39" style:family="paragraph" style:parent-style-name="Heading_20_3">
      <style:text-properties officeooo:paragraph-rsid="004b7428"/>
    </style:style>
    <style:style style:name="P40" style:family="paragraph" style:parent-style-name="Heading_20_3">
      <style:text-properties officeooo:paragraph-rsid="005d62e5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17f993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143f1e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243e58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255e27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3a9a0c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4e3446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60601f"/>
    </style:style>
    <style:style style:name="P48" style:family="paragraph" style:parent-style-name="Standard" style:list-style-name="L3">
      <style:paragraph-properties fo:text-align="start" style:justify-single-word="false"/>
      <style:text-properties officeooo:paragraph-rsid="002ea35c"/>
    </style:style>
    <style:style style:name="P49" style:family="paragraph" style:parent-style-name="Standard" style:list-style-name="L6">
      <style:paragraph-properties fo:text-align="start" style:justify-single-word="false"/>
      <style:text-properties officeooo:paragraph-rsid="003a9a0c"/>
    </style:style>
    <style:style style:name="P50" style:family="paragraph" style:parent-style-name="Standard" style:list-style-name="L10">
      <style:paragraph-properties fo:text-align="start" style:justify-single-word="false"/>
      <style:text-properties officeooo:paragraph-rsid="0051a0fa"/>
    </style:style>
    <style:style style:name="P51" style:family="paragraph" style:parent-style-name="Standard" style:list-style-name="L10">
      <style:paragraph-properties fo:text-align="start" style:justify-single-word="false"/>
      <style:text-properties officeooo:paragraph-rsid="005298f0"/>
    </style:style>
    <style:style style:name="P52" style:family="paragraph" style:parent-style-name="Standard" style:list-style-name="L10">
      <style:paragraph-properties fo:text-align="start" style:justify-single-word="false"/>
      <style:text-properties officeooo:paragraph-rsid="004b7428"/>
    </style:style>
    <style:style style:name="P53" style:family="paragraph" style:parent-style-name="Standard" style:list-style-name="L10">
      <style:paragraph-properties fo:text-align="start" style:justify-single-word="false"/>
      <style:text-properties officeooo:paragraph-rsid="005434cd"/>
    </style:style>
    <style:style style:name="P54" style:family="paragraph" style:parent-style-name="Standard" style:list-style-name="L13">
      <style:paragraph-properties fo:text-align="start" style:justify-single-word="false"/>
      <style:text-properties officeooo:paragraph-rsid="0060601f"/>
    </style:style>
    <style:style style:name="P55" style:family="paragraph" style:parent-style-name="Standard" style:list-style-name="L13">
      <style:paragraph-properties fo:text-align="start" style:justify-single-word="false"/>
      <style:text-properties officeooo:paragraph-rsid="00675986"/>
    </style:style>
    <style:style style:name="P56" style:family="paragraph" style:parent-style-name="Standard" style:list-style-name="L13">
      <style:paragraph-properties fo:text-align="start" style:justify-single-word="false"/>
      <style:text-properties officeooo:paragraph-rsid="0068a680"/>
    </style:style>
    <style:style style:name="P57" style:family="paragraph" style:parent-style-name="Standard" style:list-style-name="L13">
      <style:paragraph-properties fo:text-align="start" style:justify-single-word="false"/>
      <style:text-properties officeooo:paragraph-rsid="00690609"/>
    </style:style>
    <style:style style:name="P58" style:family="paragraph" style:parent-style-name="Standard" style:list-style-name="L13">
      <style:paragraph-properties fo:text-align="start" style:justify-single-word="false"/>
      <style:text-properties officeooo:paragraph-rsid="006ad85b"/>
    </style:style>
    <style:style style:name="P59" style:family="paragraph" style:parent-style-name="Standard">
      <style:paragraph-properties fo:text-align="start" style:justify-single-word="false"/>
      <style:text-properties officeooo:paragraph-rsid="0060601f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0d1c4b" officeooo:paragraph-rsid="0017f993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90ed1" officeooo:paragraph-rsid="001c0c82" style:font-name-asian="Noto Sans CJK SC" style:font-size-asian="12pt" style:font-weight-asian="normal" style:font-name-complex="Lohit Devanagari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90ed1" officeooo:paragraph-rsid="0021c129" style:font-name-asian="Noto Sans CJK SC" style:font-size-asian="12pt" style:font-weight-asian="normal" style:font-name-complex="Lohit Devanagari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90ed1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90ed1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36de21" style:font-name-asian="Noto Sans CJK SC" style:font-size-asian="12pt" style:font-weight-asian="normal" style:font-name-complex="Lohit Devanagari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0ed1" officeooo:paragraph-rsid="0060601f" style:font-name-asian="Noto Sans CJK SC" style:font-size-asian="12pt" style:font-weight-asian="normal" style:font-name-complex="Lohit Devanagari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d1c4b" officeooo:paragraph-rsid="001c0c82" style:font-name-asian="Noto Sans CJK SC" style:font-size-asian="12pt" style:font-weight-asian="normal" style:font-name-complex="Lohit Devanagari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3b9a3" officeooo:paragraph-rsid="0033b9a3" style:font-name-asian="Noto Sans CJK SC" style:font-size-asian="12pt" style:font-weight-asian="normal" style:font-name-complex="Lohit Devanagari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40eed" officeooo:paragraph-rsid="00243e58" style:font-name-asian="Noto Sans CJK SC" style:font-size-asian="12pt" style:font-weight-asian="normal" style:font-name-complex="Lohit Devanagari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40eed" officeooo:paragraph-rsid="00255e27" style:font-name-asian="Noto Sans CJK SC" style:font-size-asian="12pt" style:font-weight-asian="normal" style:font-name-complex="Lohit Devanagari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2b216" officeooo:paragraph-rsid="00255e27" style:font-name-asian="Noto Sans CJK SC" style:font-size-asian="12pt" style:font-weight-asian="normal" style:font-name-complex="Lohit Devanagari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2b216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2b216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e178b" officeooo:paragraph-rsid="0031d093" style:font-name-asian="Noto Sans CJK SC" style:font-size-asian="12pt" style:font-weight-asian="normal" style:font-name-complex="Lohit Devanagari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e178b" officeooo:paragraph-rsid="002e178b" style:font-name-asian="Noto Sans CJK SC" style:font-size-asian="12pt" style:font-weight-asian="normal" style:font-name-complex="Lohit Devanagari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2e178b" officeooo:paragraph-rsid="0031d093" style:font-name-asian="Noto Sans CJK SC" style:font-size-asian="12pt" style:font-weight-asian="normal" style:font-name-complex="Lohit Devanagari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178b" officeooo:paragraph-rsid="002e178b" style:font-name-asian="Noto Sans CJK SC" style:font-size-asian="12pt" style:font-weight-asian="normal" style:font-name-complex="Lohit Devanagari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2e178b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81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2e178b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178b" officeooo:paragraph-rsid="004645d5" style:font-name-asian="Noto Sans CJK SC" style:font-size-asian="12pt" style:font-weight-asian="normal" style:font-name-complex="Lohit Devanagari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178b" officeooo:paragraph-rsid="003a9a0c" style:font-name-asian="Noto Sans CJK SC" style:font-size-asian="12pt" style:font-weight-asian="normal" style:font-name-complex="Lohit Devanagari" style:font-size-complex="12pt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2e178b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178b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02e178b" officeooo:paragraph-rsid="0060601f" style:font-name-asian="Noto Sans CJK SC" style:font-size-asian="12pt" style:font-weight-asian="normal" style:font-name-complex="Lohit Devanagari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178b" officeooo:paragraph-rsid="0060601f" style:font-name-asian="Noto Sans CJK SC" style:font-size-asian="12pt" style:font-weight-asian="normal" style:font-name-complex="Lohit Devanagari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5aba5" officeooo:paragraph-rsid="0036de21" style:font-name-asian="Noto Sans CJK SC" style:font-size-asian="12pt" style:font-weight-asian="normal" style:font-name-complex="Lohit Devanagari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92bc" officeooo:paragraph-rsid="0038b7b9" style:font-name-asian="Noto Sans CJK SC" style:font-size-asian="12pt" style:font-weight-asian="normal" style:font-name-complex="Lohit Devanagari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e5fd5" officeooo:paragraph-rsid="003e5fd5" style:font-name-asian="Noto Sans CJK SC" style:font-size-asian="12pt" style:font-weight-asian="normal" style:font-name-complex="Lohit Devanagari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e5fd5" officeooo:paragraph-rsid="004b7428" style:font-name-asian="Noto Sans CJK SC" style:font-size-asian="12pt" style:font-weight-asian="normal" style:font-name-complex="Lohit Devanagari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e5fd5" officeooo:paragraph-rsid="005dd446" style:font-name-asian="Noto Sans CJK SC" style:font-size-asian="12pt" style:font-weight-asian="normal" style:font-name-complex="Lohit Devanagari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e7177" officeooo:paragraph-rsid="003e7177" style:font-name-asian="Noto Sans CJK SC" style:font-size-asian="12pt" style:font-weight-asian="normal" style:font-name-complex="Lohit Devanagari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f9255" officeooo:paragraph-rsid="003f9255" style:font-name-asian="Noto Sans CJK SC" style:font-size-asian="12pt" style:font-weight-asian="normal" style:font-name-complex="Lohit Devanagari" style:font-size-complex="12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457183" officeooo:paragraph-rsid="00457183" style:font-name-asian="Noto Sans CJK SC" style:font-size-asian="12pt" style:font-weight-asian="normal" style:font-name-complex="Lohit Devanagari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3ec" officeooo:paragraph-rsid="0047c3ec" style:font-name-asian="Noto Sans CJK SC" style:font-size-asian="12pt" style:font-weight-asian="normal" style:font-name-complex="Lohit Devanagari" style:font-size-complex="12pt" style:font-weight-complex="normal"/>
    </style:style>
    <style:style style:name="P9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50176d" officeooo:paragraph-rsid="0050176d" style:font-name-asian="Noto Sans CJK SC" style:font-size-asian="12pt" style:font-weight-asian="normal" style:font-name-complex="Lohit Devanagari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a1844" officeooo:paragraph-rsid="005dd446" style:font-name-asian="Noto Sans CJK SC" style:font-size-asian="12pt" style:font-weight-asian="normal" style:font-name-complex="Lohit Devanagari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07a0f" officeooo:paragraph-rsid="00607a0f" style:font-name-asian="Noto Sans CJK SC" style:font-size-asian="12pt" style:font-weight-asian="normal" style:font-name-complex="Lohit Devanagari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62fa5c" officeooo:paragraph-rsid="0062fa5c" style:font-name-asian="Noto Sans CJK SC" style:font-size-asian="12pt" style:font-weight-asian="normal" style:font-name-complex="Lohit Devanagari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63bf24" officeooo:paragraph-rsid="0063bf24" style:font-name-asian="Noto Sans CJK SC" style:font-size-asian="12pt" style:font-weight-asian="normal" style:font-name-complex="Lohit Devanagari" style:font-size-complex="12pt" style:font-weight-complex="normal"/>
    </style:style>
    <style:style style:name="P102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06cb0f3" officeooo:paragraph-rsid="006cb0f3" style:font-name-asian="Noto Sans CJK SC" style:font-size-asian="12pt" style:font-weight-asian="normal" style:font-name-complex="Lohit Devanagari" style:font-size-complex="12pt" style:font-weight-complex="normal"/>
    </style:style>
    <style:style style:name="P103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06ead0f" officeooo:paragraph-rsid="006ead0f" style:font-name-asian="Noto Sans CJK SC" style:font-size-asian="12pt" style:font-weight-asian="normal" style:font-name-complex="Lohit Devanagari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27e6d" officeooo:paragraph-rsid="0060601f" style:font-name-asian="Noto Sans CJK SC" style:font-size-asian="12pt" style:font-weight-asian="normal" style:font-name-complex="Lohit Devanagari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920f" officeooo:paragraph-rsid="0075920f" style:font-name-asian="Noto Sans CJK SC" style:font-size-asian="12pt" style:font-weight-asian="normal" style:font-name-complex="Lohit Devanagari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2799c6" officeooo:paragraph-rsid="002799c6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2799c6" officeooo:paragraph-rsid="003a9a0c"/>
    </style:style>
    <style:style style:name="P108" style:family="paragraph" style:parent-style-name="Standard" style:list-style-name="L1">
      <style:paragraph-properties fo:text-align="start" style:justify-single-word="false"/>
      <style:text-properties officeooo:rsid="002799c6" officeooo:paragraph-rsid="004b7428"/>
    </style:style>
    <style:style style:name="P109" style:family="paragraph" style:parent-style-name="Standard" style:list-style-name="L2">
      <style:paragraph-properties fo:text-align="start" style:justify-single-word="false"/>
      <style:text-properties officeooo:rsid="002e178b" officeooo:paragraph-rsid="002e178b"/>
    </style:style>
    <style:style style:name="P110" style:family="paragraph" style:parent-style-name="Standard" style:list-style-name="L5">
      <style:paragraph-properties fo:text-align="start" style:justify-single-word="false"/>
      <style:text-properties officeooo:rsid="002e178b" officeooo:paragraph-rsid="003a9a0c"/>
    </style:style>
    <style:style style:name="P111" style:family="paragraph" style:parent-style-name="Standard" style:list-style-name="L8">
      <style:paragraph-properties fo:text-align="start" style:justify-single-word="false"/>
      <style:text-properties officeooo:rsid="002e178b" officeooo:paragraph-rsid="004b7428"/>
    </style:style>
    <style:style style:name="P112" style:family="paragraph" style:parent-style-name="Standard" style:list-style-name="L11">
      <style:paragraph-properties fo:text-align="start" style:justify-single-word="false"/>
      <style:text-properties officeooo:rsid="002e178b" officeooo:paragraph-rsid="0060601f"/>
    </style:style>
    <style:style style:name="P113" style:family="paragraph" style:parent-style-name="Standard" style:list-style-name="L3">
      <style:paragraph-properties fo:text-align="start" style:justify-single-word="false"/>
      <style:text-properties officeooo:rsid="002f7e1f" officeooo:paragraph-rsid="002f7e1f"/>
    </style:style>
    <style:style style:name="P1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36de21" style:font-name-asian="Noto Sans CJK SC" style:font-size-asian="14pt" style:font-weight-asian="bold" style:font-name-complex="Lohit Devanagari" style:font-size-complex="14.1000003814697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2e178b" style:font-name-asian="Noto Sans CJK SC" style:font-size-asian="14pt" style:font-weight-asian="bold" style:font-name-complex="Lohit Devanagari" style:font-size-complex="14.1000003814697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3a9a0c" style:font-name-asian="Noto Sans CJK SC" style:font-size-asian="14pt" style:font-weight-asian="bold" style:font-name-complex="Lohit Devanagari" style:font-size-complex="14.1000003814697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4b7428" style:font-name-asian="Noto Sans CJK SC" style:font-size-asian="14pt" style:font-weight-asian="bold" style:font-name-complex="Lohit Devanagari" style:font-size-complex="14.1000003814697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ans" fo:font-size="14pt" fo:font-weight="bold" officeooo:rsid="00190ed1" officeooo:paragraph-rsid="0060601f" style:font-name-asian="Noto Sans CJK SC" style:font-size-asian="14pt" style:font-weight-asian="bold" style:font-name-complex="Lohit Devanagari" style:font-size-complex="14.1000003814697pt" style:font-weight-complex="bold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3b7cfc" officeooo:paragraph-rsid="003a9a0c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3e17dc" officeooo:paragraph-rsid="003e17dc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411818" officeooo:paragraph-rsid="00411818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411818" officeooo:paragraph-rsid="004b7428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4c6ce7" officeooo:paragraph-rsid="004c6ce7"/>
    </style:style>
    <style:style style:name="P124" style:family="paragraph" style:parent-style-name="Standard" style:list-style-name="L1">
      <style:paragraph-properties fo:text-align="start" style:justify-single-word="false"/>
      <style:text-properties officeooo:rsid="004d95c8" officeooo:paragraph-rsid="004d95c8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4d95c8" officeooo:paragraph-rsid="005d62e5"/>
    </style:style>
    <style:style style:name="P126" style:family="paragraph" style:parent-style-name="Standard" style:list-style-name="L8">
      <style:paragraph-properties fo:text-align="start" style:justify-single-word="false"/>
      <style:text-properties officeooo:rsid="00550717" officeooo:paragraph-rsid="00550717"/>
    </style:style>
    <style:style style:name="P127" style:family="paragraph" style:parent-style-name="Standard" style:list-style-name="L8">
      <style:paragraph-properties fo:text-align="start" style:justify-single-word="false"/>
      <style:text-properties officeooo:rsid="00572a6e" officeooo:paragraph-rsid="00572a6e"/>
    </style:style>
    <style:style style:name="P128" style:family="paragraph" style:parent-style-name="Standard" style:list-style-name="L8">
      <style:paragraph-properties fo:text-align="start" style:justify-single-word="false"/>
      <style:text-properties officeooo:rsid="00572a6e" officeooo:paragraph-rsid="005839c7"/>
    </style:style>
    <style:style style:name="T1" style:family="text">
      <style:text-properties officeooo:rsid="000d1c4b"/>
    </style:style>
    <style:style style:name="T2" style:family="text">
      <style:text-properties officeooo:rsid="0011fbe2"/>
    </style:style>
    <style:style style:name="T3" style:family="text">
      <style:text-properties officeooo:rsid="0012451e"/>
    </style:style>
    <style:style style:name="T4" style:family="text">
      <style:text-properties officeooo:rsid="00143f1e"/>
    </style:style>
    <style:style style:name="T5" style:family="text">
      <style:text-properties officeooo:rsid="0017f993"/>
    </style:style>
    <style:style style:name="T6" style:family="text">
      <style:text-properties officeooo:rsid="001df77a"/>
    </style:style>
    <style:style style:name="T7" style:family="text">
      <style:text-properties officeooo:rsid="0021c129"/>
    </style:style>
    <style:style style:name="T8" style:family="text">
      <style:text-properties style:font-name="Liberation Serif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normal" officeooo:rsid="0022b216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erif" fo:font-size="12pt" fo:font-weight="normal" officeooo:rsid="00240eed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normal" officeooo:rsid="00243539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erif" fo:font-size="12pt" fo:font-weight="normal" officeooo:rsid="002991d5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erif" fo:font-size="12pt" fo:font-weight="normal" officeooo:rsid="001c0c82" style:font-name-asian="Noto Sans CJK SC" style:font-size-asian="12pt" style:font-weight-asian="normal" style:font-name-complex="Lohit Devanagari" style:font-size-complex="12pt" style:font-weight-complex="normal"/>
    </style:style>
    <style:style style:name="T14" style:family="text">
      <style:text-properties style:font-name="Liberation Serif" fo:font-size="12pt" fo:font-weight="normal" officeooo:rsid="002ea35c" style:font-name-asian="Noto Sans CJK SC" style:font-size-asian="12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erif" fo:font-size="12pt" fo:font-weight="normal" officeooo:rsid="002fe27d" style:font-name-asian="Noto Sans CJK SC" style:font-size-asian="12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2pt" fo:font-weight="normal" officeooo:rsid="00303fda" style:font-name-asian="Noto Sans CJK SC" style:font-size-asian="12pt" style:font-weight-asian="normal" style:font-name-complex="Lohit Devanagari" style:font-size-complex="12pt" style:font-weight-complex="normal"/>
    </style:style>
    <style:style style:name="T17" style:family="text">
      <style:text-properties style:font-name="Liberation Serif" fo:font-size="12pt" fo:font-weight="normal" officeooo:rsid="003165f6" style:font-name-asian="Noto Sans CJK SC" style:font-size-asian="12pt" style:font-weight-asian="normal" style:font-name-complex="Lohit Devanagari" style:font-size-complex="12pt" style:font-weight-complex="normal"/>
    </style:style>
    <style:style style:name="T18" style:family="text">
      <style:text-properties style:font-name="Liberation Serif" fo:font-size="12pt" fo:font-weight="normal" officeooo:rsid="003192bc" style:font-name-asian="Noto Sans CJK SC" style:font-size-asian="12pt" style:font-weight-asian="normal" style:font-name-complex="Lohit Devanagari" style:font-size-complex="12pt" style:font-weight-complex="normal"/>
    </style:style>
    <style:style style:name="T19" style:family="text">
      <style:text-properties style:font-name="Liberation Serif" fo:font-size="12pt" fo:font-weight="normal" officeooo:rsid="002e178b" style:font-name-asian="Noto Sans CJK SC" style:font-size-asian="12pt" style:font-weight-asian="normal" style:font-name-complex="Lohit Devanagari" style:font-size-complex="12pt" style:font-weight-complex="normal"/>
    </style:style>
    <style:style style:name="T20" style:family="text">
      <style:text-properties style:font-name="Liberation Serif" fo:font-size="12pt" fo:font-weight="normal" officeooo:rsid="0038db3c" style:font-name-asian="Noto Sans CJK SC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font-name="Liberation Serif" fo:font-size="12pt" fo:font-weight="normal" officeooo:rsid="00411818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font-name="Liberation Serif" fo:font-size="12pt" fo:font-weight="normal" officeooo:rsid="004119f1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font-name="Liberation Serif" fo:font-size="12pt" fo:font-weight="normal" officeooo:rsid="0042a47f" style:font-name-asian="Noto Sans CJK SC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font-name="Liberation Serif" fo:font-size="12pt" fo:font-weight="normal" officeooo:rsid="00449a6e" style:font-name-asian="Noto Sans CJK SC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font-name="Liberation Serif" fo:font-size="12pt" fo:font-weight="normal" officeooo:rsid="002f7e1f" style:font-name-asian="Noto Sans CJK SC" style:font-size-asian="12pt" style:font-weight-asian="normal" style:font-name-complex="Lohit Devanagari" style:font-size-complex="12pt" style:font-weight-complex="normal"/>
    </style:style>
    <style:style style:name="T26" style:family="text">
      <style:text-properties style:font-name="Liberation Serif" fo:font-size="12pt" fo:font-weight="normal" officeooo:rsid="004645d5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style:font-name="Liberation Serif" fo:font-size="12pt" fo:font-weight="normal" officeooo:rsid="0047c3ec" style:font-name-asian="Noto Sans CJK SC" style:font-size-asian="12pt" style:font-weight-asian="normal" style:font-name-complex="Lohit Devanagari" style:font-size-complex="12pt" style:font-weight-complex="normal"/>
    </style:style>
    <style:style style:name="T28" style:family="text">
      <style:text-properties style:font-name="Liberation Serif" fo:font-size="12pt" fo:font-weight="normal" officeooo:rsid="00493ef6" style:font-name-asian="Noto Sans CJK SC" style:font-size-asian="12pt" style:font-weight-asian="normal" style:font-name-complex="Lohit Devanagari" style:font-size-complex="12pt" style:font-weight-complex="normal"/>
    </style:style>
    <style:style style:name="T29" style:family="text">
      <style:text-properties style:font-name="Liberation Serif" fo:font-size="12pt" fo:font-weight="normal" officeooo:rsid="004e3446" style:font-name-asian="Noto Sans CJK SC" style:font-size-asian="12pt" style:font-weight-asian="normal" style:font-name-complex="Lohit Devanagari" style:font-size-complex="12pt" style:font-weight-complex="normal"/>
    </style:style>
    <style:style style:name="T30" style:family="text">
      <style:text-properties style:font-name="Liberation Serif" fo:font-size="12pt" fo:font-weight="normal" officeooo:rsid="004ed107" style:font-name-asian="Noto Sans CJK SC" style:font-size-asian="12pt" style:font-weight-asian="normal" style:font-name-complex="Lohit Devanagari" style:font-size-complex="12pt" style:font-weight-complex="normal"/>
    </style:style>
    <style:style style:name="T31" style:family="text">
      <style:text-properties style:font-name="Liberation Serif" fo:font-size="12pt" fo:font-weight="normal" officeooo:rsid="004f30a3" style:font-name-asian="Noto Sans CJK SC" style:font-size-asian="12pt" style:font-weight-asian="normal" style:font-name-complex="Lohit Devanagari" style:font-size-complex="12pt" style:font-weight-complex="normal"/>
    </style:style>
    <style:style style:name="T32" style:family="text">
      <style:text-properties style:font-name="Liberation Serif" fo:font-size="12pt" fo:font-weight="normal" officeooo:rsid="0051a0fa" style:font-name-asian="Noto Sans CJK SC" style:font-size-asian="12pt" style:font-weight-asian="normal" style:font-name-complex="Lohit Devanagari" style:font-size-complex="12pt" style:font-weight-complex="normal"/>
    </style:style>
    <style:style style:name="T33" style:family="text">
      <style:text-properties style:font-name="Liberation Serif" fo:font-size="12pt" fo:font-weight="normal" officeooo:rsid="003e5fd5" style:font-name-asian="Noto Sans CJK SC" style:font-size-asian="12pt" style:font-weight-asian="normal" style:font-name-complex="Lohit Devanagari" style:font-size-complex="12pt" style:font-weight-complex="normal"/>
    </style:style>
    <style:style style:name="T34" style:family="text">
      <style:text-properties style:font-name="Liberation Serif" fo:font-size="12pt" fo:font-weight="normal" officeooo:rsid="0052b24e" style:font-name-asian="Noto Sans CJK SC" style:font-size-asian="12pt" style:font-weight-asian="normal" style:font-name-complex="Lohit Devanagari" style:font-size-complex="12pt" style:font-weight-complex="normal"/>
    </style:style>
    <style:style style:name="T35" style:family="text">
      <style:text-properties style:font-name="Liberation Serif" fo:font-size="12pt" fo:font-weight="normal" officeooo:rsid="0053e2af" style:font-name-asian="Noto Sans CJK SC" style:font-size-asian="12pt" style:font-weight-asian="normal" style:font-name-complex="Lohit Devanagari" style:font-size-complex="12pt" style:font-weight-complex="normal"/>
    </style:style>
    <style:style style:name="T36" style:family="text">
      <style:text-properties style:font-name="Liberation Serif" fo:font-size="12pt" fo:font-weight="normal" officeooo:rsid="005434cd" style:font-name-asian="Noto Sans CJK SC" style:font-size-asian="12pt" style:font-weight-asian="normal" style:font-name-complex="Lohit Devanagari" style:font-size-complex="12pt" style:font-weight-complex="normal"/>
    </style:style>
    <style:style style:name="T37" style:family="text">
      <style:text-properties style:font-name="Liberation Serif" fo:font-size="12pt" fo:font-weight="normal" officeooo:rsid="00558810" style:font-name-asian="Noto Sans CJK SC" style:font-size-asian="12pt" style:font-weight-asian="normal" style:font-name-complex="Lohit Devanagari" style:font-size-complex="12pt" style:font-weight-complex="normal"/>
    </style:style>
    <style:style style:name="T38" style:family="text">
      <style:text-properties style:font-name="Liberation Serif" fo:font-size="12pt" fo:font-weight="normal" officeooo:rsid="00563f4c" style:font-name-asian="Noto Sans CJK SC" style:font-size-asian="12pt" style:font-weight-asian="normal" style:font-name-complex="Lohit Devanagari" style:font-size-complex="12pt" style:font-weight-complex="normal"/>
    </style:style>
    <style:style style:name="T39" style:family="text">
      <style:text-properties style:font-name="Liberation Serif" fo:font-size="12pt" fo:font-weight="normal" officeooo:rsid="005839c7" style:font-name-asian="Noto Sans CJK SC" style:font-size-asian="12pt" style:font-weight-asian="normal" style:font-name-complex="Lohit Devanagari" style:font-size-complex="12pt" style:font-weight-complex="normal"/>
    </style:style>
    <style:style style:name="T40" style:family="text">
      <style:text-properties style:font-name="Liberation Serif" fo:font-size="12pt" fo:font-weight="normal" officeooo:rsid="005860fd" style:font-name-asian="Noto Sans CJK SC" style:font-size-asian="12pt" style:font-weight-asian="normal" style:font-name-complex="Lohit Devanagari" style:font-size-complex="12pt" style:font-weight-complex="normal"/>
    </style:style>
    <style:style style:name="T41" style:family="text">
      <style:text-properties style:font-name="Liberation Serif" fo:font-size="12pt" fo:font-weight="normal" officeooo:rsid="0059ab8a" style:font-name-asian="Noto Sans CJK SC" style:font-size-asian="12pt" style:font-weight-asian="normal" style:font-name-complex="Lohit Devanagari" style:font-size-complex="12pt" style:font-weight-complex="normal"/>
    </style:style>
    <style:style style:name="T42" style:family="text">
      <style:text-properties style:font-name="Liberation Serif" fo:font-size="12pt" fo:font-weight="normal" officeooo:rsid="005a1844" style:font-name-asian="Noto Sans CJK SC" style:font-size-asian="12pt" style:font-weight-asian="normal" style:font-name-complex="Lohit Devanagari" style:font-size-complex="12pt" style:font-weight-complex="normal"/>
    </style:style>
    <style:style style:name="T43" style:family="text">
      <style:text-properties style:font-name="Liberation Serif" fo:font-size="12pt" fo:font-weight="normal" officeooo:rsid="005bcb23" style:font-name-asian="Noto Sans CJK SC" style:font-size-asian="12pt" style:font-weight-asian="normal" style:font-name-complex="Lohit Devanagari" style:font-size-complex="12pt" style:font-weight-complex="normal"/>
    </style:style>
    <style:style style:name="T44" style:family="text">
      <style:text-properties style:font-name="Liberation Serif" fo:font-size="12pt" fo:font-weight="normal" officeooo:rsid="00607a0f" style:font-name-asian="Noto Sans CJK SC" style:font-size-asian="12pt" style:font-weight-asian="normal" style:font-name-complex="Lohit Devanagari" style:font-size-complex="12pt" style:font-weight-complex="normal"/>
    </style:style>
    <style:style style:name="T45" style:family="text">
      <style:text-properties style:font-name="Liberation Serif" fo:font-size="12pt" fo:font-weight="normal" officeooo:rsid="0065eaf7" style:font-name-asian="Noto Sans CJK SC" style:font-size-asian="12pt" style:font-weight-asian="normal" style:font-name-complex="Lohit Devanagari" style:font-size-complex="12pt" style:font-weight-complex="normal"/>
    </style:style>
    <style:style style:name="T46" style:family="text">
      <style:text-properties style:font-name="Liberation Serif" fo:font-size="12pt" fo:font-weight="normal" officeooo:rsid="00675986" style:font-name-asian="Noto Sans CJK SC" style:font-size-asian="12pt" style:font-weight-asian="normal" style:font-name-complex="Lohit Devanagari" style:font-size-complex="12pt" style:font-weight-complex="normal"/>
    </style:style>
    <style:style style:name="T47" style:family="text">
      <style:text-properties style:font-name="Liberation Serif" fo:font-size="12pt" fo:font-weight="normal" officeooo:rsid="0068a680" style:font-name-asian="Noto Sans CJK SC" style:font-size-asian="12pt" style:font-weight-asian="normal" style:font-name-complex="Lohit Devanagari" style:font-size-complex="12pt" style:font-weight-complex="normal"/>
    </style:style>
    <style:style style:name="T48" style:family="text">
      <style:text-properties style:font-name="Liberation Serif" fo:font-size="12pt" fo:font-weight="normal" officeooo:rsid="00690609" style:font-name-asian="Noto Sans CJK SC" style:font-size-asian="12pt" style:font-weight-asian="normal" style:font-name-complex="Lohit Devanagari" style:font-size-complex="12pt" style:font-weight-complex="normal"/>
    </style:style>
    <style:style style:name="T49" style:family="text">
      <style:text-properties style:font-name="Liberation Serif" fo:font-size="12pt" fo:font-weight="normal" officeooo:rsid="006ad85b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Liberation Serif" fo:font-size="12pt" fo:font-weight="normal" officeooo:rsid="006f095e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Liberation Serif" fo:font-size="12pt" fo:font-weight="normal" officeooo:rsid="00709353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style:font-name="Liberation Serif" fo:font-size="12pt" fo:font-weight="normal" officeooo:rsid="0071c431" style:font-name-asian="Noto Sans CJK SC" style:font-size-asian="12pt" style:font-weight-asian="normal" style:font-name-complex="Lohit Devanagari" style:font-size-complex="12pt" style:font-weight-complex="normal"/>
    </style:style>
    <style:style style:name="T53" style:family="text">
      <style:text-properties style:font-name="Liberation Serif" fo:font-size="12pt" fo:font-weight="normal" officeooo:rsid="00727e6d" style:font-name-asian="Noto Sans CJK SC" style:font-size-asian="12pt" style:font-weight-asian="normal" style:font-name-complex="Lohit Devanagari" style:font-size-complex="12pt" style:font-weight-complex="normal"/>
    </style:style>
    <style:style style:name="T54" style:family="text">
      <style:text-properties style:font-name="Liberation Serif" fo:font-size="12pt" fo:font-weight="normal" officeooo:rsid="0073f883" style:font-name-asian="Noto Sans CJK SC" style:font-size-asian="12pt" style:font-weight-asian="normal" style:font-name-complex="Lohit Devanagari" style:font-size-complex="12pt" style:font-weight-complex="normal"/>
    </style:style>
    <style:style style:name="T55" style:family="text">
      <style:text-properties style:font-name="Liberation Serif" fo:font-size="12pt" fo:font-weight="normal" officeooo:rsid="00744481" style:font-name-asian="Noto Sans CJK SC" style:font-size-asian="12pt" style:font-weight-asian="normal" style:font-name-complex="Lohit Devanagari" style:font-size-complex="12pt" style:font-weight-complex="normal"/>
    </style:style>
    <style:style style:name="T56" style:family="text">
      <style:text-properties style:font-name="Liberation Serif" fo:font-size="12pt" fo:font-weight="normal" officeooo:rsid="0075920f" style:font-name-asian="Noto Sans CJK SC" style:font-size-asian="12pt" style:font-weight-asian="normal" style:font-name-complex="Lohit Devanagari" style:font-size-complex="12pt" style:font-weight-complex="normal"/>
    </style:style>
    <style:style style:name="T57" style:family="text">
      <style:text-properties style:font-name="Liberation Serif" fo:font-size="12pt" fo:font-weight="normal" officeooo:rsid="00772a91" style:font-name-asian="Noto Sans CJK SC" style:font-size-asian="12pt" style:font-weight-asian="normal" style:font-name-complex="Lohit Devanagari" style:font-size-complex="12pt" style:font-weight-complex="normal"/>
    </style:style>
    <style:style style:name="T58" style:family="text">
      <style:text-properties style:font-name="Liberation Serif" fo:font-size="12pt" fo:font-weight="normal" officeooo:rsid="00786e64" style:font-name-asian="Noto Sans CJK SC" style:font-size-asian="12pt" style:font-weight-asian="normal" style:font-name-complex="Lohit Devanagari" style:font-size-complex="12pt" style:font-weight-complex="normal"/>
    </style:style>
    <style:style style:name="T59" style:family="text">
      <style:text-properties style:font-name="Liberation Serif" fo:font-size="12pt" fo:font-weight="normal" officeooo:rsid="007a481d" style:font-name-asian="Noto Sans CJK SC" style:font-size-asian="12pt" style:font-weight-asian="normal" style:font-name-complex="Lohit Devanagari" style:font-size-complex="12pt" style:font-weight-complex="normal"/>
    </style:style>
    <style:style style:name="T60" style:family="text">
      <style:text-properties style:font-name="Liberation Serif" fo:font-size="12pt" fo:font-weight="normal" officeooo:rsid="007dc4d0" style:font-name-asian="Noto Sans CJK SC" style:font-size-asian="12pt" style:font-weight-asian="normal" style:font-name-complex="Lohit Devanagari" style:font-size-complex="12pt" style:font-weight-complex="normal"/>
    </style:style>
    <style:style style:name="T61" style:family="text">
      <style:text-properties style:font-name="Liberation Serif" fo:font-size="12pt" style:text-underline-style="solid" style:text-underline-width="auto" style:text-underline-color="font-color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62" style:family="text">
      <style:text-properties style:font-name="Liberation Serif" fo:font-size="12pt" style:text-underline-style="solid" style:text-underline-width="auto" style:text-underline-color="font-color" fo:font-weight="normal" officeooo:rsid="00240eed" style:font-name-asian="Noto Sans CJK SC" style:font-size-asian="12pt" style:font-weight-asian="normal" style:font-name-complex="Lohit Devanagari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04119f1" style:font-name-asian="Noto Sans CJK SC" style:font-size-asian="12pt" style:font-weight-asian="normal" style:font-name-complex="Lohit Devanagari" style:font-size-complex="12pt" style:font-weight-complex="normal"/>
    </style:style>
    <style:style style:name="T64" style:family="text">
      <style:text-properties officeooo:rsid="003a9a0c"/>
    </style:style>
    <style:style style:name="T65" style:family="text">
      <style:text-properties officeooo:rsid="004119f1"/>
    </style:style>
    <style:style style:name="T66" style:family="text">
      <style:text-properties officeooo:rsid="00449a6e"/>
    </style:style>
    <style:style style:name="T67" style:family="text">
      <style:text-properties officeooo:rsid="004b9ebe"/>
    </style:style>
    <style:style style:name="T68" style:family="text">
      <style:text-properties officeooo:rsid="004ce3ac"/>
    </style:style>
    <style:style style:name="T69" style:family="text">
      <style:text-properties officeooo:rsid="004e3446"/>
    </style:style>
    <style:style style:name="T70" style:family="text">
      <style:text-properties officeooo:rsid="00563f4c"/>
    </style:style>
    <style:style style:name="T71" style:family="text">
      <style:text-properties officeooo:rsid="005c9cd4"/>
    </style:style>
    <style:style style:name="T72" style:family="text">
      <style:text-properties officeooo:rsid="005d62e5"/>
    </style:style>
    <style:style style:name="T73" style:family="text">
      <style:text-properties officeooo:rsid="005f5c58"/>
    </style:style>
    <style:style style:name="T74" style:family="text">
      <style:text-properties officeooo:rsid="00625f52"/>
    </style:style>
    <style:style style:name="T75" style:family="text">
      <style:text-properties officeooo:rsid="00634482"/>
    </style:style>
    <style:style style:name="T76" style:family="text">
      <style:text-properties officeooo:rsid="006574a2"/>
    </style:style>
    <style:style style:name="T77" style:family="text">
      <style:text-properties officeooo:rsid="0068a680"/>
    </style:style>
    <style:style style:name="T78" style:family="text">
      <style:text-properties officeooo:rsid="006e73d6"/>
    </style:style>
    <style:style style:name="T79" style:family="text">
      <style:text-properties style:text-position="super 58%" style:font-name="Liberation Serif" fo:font-size="12pt" fo:font-weight="normal" officeooo:rsid="00727e6d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 notebook</text:p>
      <text:p text:style-name="P1"/>
      <text:h text:style-name="Heading_20_1" text:outline-level="1">Project: Dataset collection based on BlueROV2</text:h>
      <text:p text:style-name="P1"/>
      <text:h text:style-name="P32" text:outline-level="1">Background: </text:h>
      <text:h text:style-name="P32" text:outline-level="1">Aiming at the underwater dataset collection, we carried out the outdoor experiment in Sun Yat-Sen University (Zhuhai Campus). The goal is collecting dataset for localization with ground truth provided by the tags.</text:h>
      <text:p text:style-name="P1"/>
      <text:h text:style-name="Heading_20_1" text:outline-level="1">Period: 09/16/2024 – 09/21/2024</text:h>
      <text:p text:style-name="P1"/>
      <text:h text:style-name="Heading_20_1" text:outline-level="1">Content:</text:h>
      <text:h text:style-name="Heading_20_2" text:outline-level="2">09/16/2024</text:h>
      <text:h text:style-name="Heading_20_3" text:outline-level="3">Experimental setup:</text:h>
      <text:p text:style-name="P2">Take a boat to Zhuhai. </text:p>
      <text:p text:style-name="P2">Successfully passed through customs. The customs require unpacking and approval based on <text:span text:style-name="T2">the statement</text:span> letter (questioning why the application form only has PolyU's seal and not Sun Yat sen University's seal, explaining and approval based on <text:span text:style-name="T3">the</text:span> invitation email <text:span text:style-name="T3">from DING Shuoshuo</text:span>).</text:p>
      <text:p text:style-name="P7">Test the magnets.</text:p>
      <text:p text:style-name="P7"/>
      <text:h text:style-name="P33" text:outline-level="2"><text:soft-page-break/>09/1<text:span text:style-name="T4">7</text:span>/2024</text:h>
      <text:p text:style-name="P3"/>
      <text:h text:style-name="P37" text:outline-level="3">Experimental setup:</text:h>
      <text:list xml:id="list2313590115" text:style-name="L1">
        <text:list-item>
          <text:p text:style-name="P60">Due to long-distance transportation, check if all screws are tightened.</text:p>
          <text:p text:style-name="P41"/>
        </text:list-item>
        <text:list-item>
          <text:p text:style-name="P41"><text:span text:style-name="T1">Wear gloves and install tags on the side wall</text:span><text:span text:style-name="T5">s</text:span><text:span text:style-name="T1"> of the pool.</text:span></text:p>
          <text:p text:style-name="P41"/>
        </text:list-item>
        <text:list-item>
          <text:p text:style-name="P42">Put the battery into the pressure chamber, seal it, and measure the pressure.</text:p>
        </text:list-item>
      </text:list>
      <text:p text:style-name="P12"/>
      <text:p text:style-name="P12">Tasks performed:</text:p>
      <text:list xml:id="list181912484458616" text:continue-numbering="true" text:style-name="L1">
        <text:list-item>
          <text:p text:style-name="P69">Check the balance of the robot in the water </text:p>
          <text:p text:style-name="P61"/>
        </text:list-item>
        <text:list-item>
          <text:p text:style-name="P62"><text:span text:style-name="T6">M</text:span><text:span text:style-name="T1">anipulate it to see if it can move </text:span></text:p>
          <text:p text:style-name="P62"/>
        </text:list-item>
        <text:list-item>
          <text:p text:style-name="P62"><text:span text:style-name="T7">Check </text:span><text:span text:style-name="T1">whether the signals are there or not </text:span></text:p>
          <text:p text:style-name="P70"/>
        </text:list-item>
        <text:list-item>
          <text:p text:style-name="P70">Measure the relative position of all tags</text:p>
        </text:list-item>
      </text:list>
      <text:p text:style-name="P20"/>
      <text:p text:style-name="P13">Procedures Followed:</text:p>
      <text:list xml:id="list181913544240565" text:continue-numbering="true" text:style-name="L1">
        <text:list-item>
          <text:p text:style-name="P43"><text:span text:style-name="T9">When </text:span><text:span text:style-name="T10">measuring the pressure, </text:span><text:span text:style-name="T12">1) </text:span><text:span text:style-name="T10">use a vacuum pump to </text:span><text:span text:style-name="T62">evacuate the cavity</text:span><text:span text:style-name="T10"> of the underwater robot, and </text:span><text:span text:style-name="T12">2) </text:span><text:span text:style-name="T62">detect whether the pressure value inside the cavity changes</text:span><text:span text:style-name="T10"> within a time threshold, thereby determining the sealing of the underwater robot. </text:span></text:p>
          <text:p text:style-name="P71"><text:soft-page-break/></text:p>
          <text:p text:style-name="P72">Easy and convenient operation, no need for pressure. Effectively avoiding damage to electronic devices caused by pressure, improving detection efficiency, and reducing detection costs. </text:p>
          <text:p text:style-name="P72"/>
          <text:p text:style-name="P44"><text:span text:style-name="T10">Among them, the pressure threshold is 10-15,</text:span><text:span text:style-name="T9"> the time threshold is 10-</text:span><text:span text:style-name="T11">15</text:span><text:span text:style-name="T9"> minutes.</text:span></text:p>
          <text:p text:style-name="P73"/>
        </text:list-item>
        <text:list-item>
          <text:p text:style-name="P106"><text:span text:style-name="T8">Do not activate the stabilization mode, especially on land, activate the </text:span><text:span text:style-name="T61">manual mode</text:span></text:p>
        </text:list-item>
      </text:list>
      <text:p text:style-name="P23"/>
      <text:p text:style-name="P14">Results:</text:p>
      <text:list xml:id="list1720750976" text:style-name="L2">
        <text:list-item>
          <text:p text:style-name="P109"><text:span text:style-name="T10">O</text:span><text:span text:style-name="T8">bservations:</text:span></text:p>
        </text:list-item>
      </text:list>
      <text:list xml:id="list9563228" text:style-name="L3">
        <text:list-item>
          <text:p text:style-name="P48"><text:span text:style-name="T13">UUV sank to the bottom of the pool, </text:span><text:span text:style-name="T14">with 4 weights, without kickboards</text:span></text:p>
        </text:list-item>
        <text:list-item>
          <text:p text:style-name="P113"><text:span text:style-name="T14">U</text:span><text:span text:style-name="T8">UV can move via joystick but unstable pitch angle and yaw angle</text:span></text:p>
        </text:list-item>
        <text:list-item>
          <text:p text:style-name="P113"><text:span text:style-name="T15">When underwater, UUV </text:span><text:span text:style-name="T8">can </text:span><text:span text:style-name="T15">s</text:span><text:span text:style-name="T16">uccessfully</text:span><text:span text:style-name="T8"> receive the rostopic of all sensors</text:span></text:p>
        </text:list-item>
      </text:list>
      <text:list xml:id="list181912497598638" text:continue-list="list1720750976" text:style-name="L2">
        <text:list-item>
          <text:p text:style-name="P76">Data collected:</text:p>
        </text:list-item>
      </text:list>
      <text:list xml:id="list4255417747" text:style-name="L4">
        <text:list-item>
          <text:p text:style-name="P78">09_17_trail1是：tag No.1（多）</text:p>
        </text:list-item>
        <text:list-item>
          <text:p text:style-name="P78">09_17_trail2是：tag No.4（单）（怀疑是4不是2，hy也觉得是4）</text:p>
        </text:list-item>
        <text:list-item>
          <text:p text:style-name="P78">09_17_trail3是：tag No.1（多）</text:p>
        </text:list-item>
      </text:list>
      <text:list xml:id="list181912659543405" text:continue-list="list181912497598638" text:style-name="L2">
        <text:list-item>
          <text:p text:style-name="P77">Analysis:</text:p>
          <text:p text:style-name="P88">None.</text:p>
        </text:list-item>
      </text:list>
      <text:p text:style-name="P65"/>
      <text:p text:style-name="P114">Conclusion:</text:p>
      <text:p text:style-name="P79"><text:soft-page-break/><text:s text:c="4"/>[Summarize the findings of the day’s experiment]</text:p>
      <text:p text:style-name="P79"><text:s text:c="4"/>[Discuss any deviations from expected results]</text:p>
      <text:p text:style-name="P79"><text:s text:c="4"/>[Note any potential sources of error]</text:p>
      <text:p text:style-name="P79"/>
      <text:p text:style-name="P115">Next Steps:</text:p>
      <text:p text:style-name="P27"><text:span text:style-name="T8"><text:s text:c="4"/></text:span><text:span text:style-name="T20">Collect more data of various trajectories</text:span></text:p>
      <text:p text:style-name="P79"/>
      <text:p text:style-name="P15">Additional Notes: </text:p>
      <text:p text:style-name="P28"><text:span text:style-name="T8">每次先把下面电池舱的蓝色气压帽拧下来</text:span><text:span text:style-name="T17">，然后用一字螺丝刀撬电池盖子，再拔出来。因为每次拔都是薅那俩线，所以要注意那俩不要松（松的话，就用那个扳指一样的拧那个帽，拧的时候要注意，固定另一面的小螺母，不然会转空）。</text:span><text:span text:style-name="T18">每次安上的时候，先扣黑色盖，再拧上</text:span><text:span text:style-name="T8">蓝色气压帽</text:span><text:span text:style-name="T18">。扣上黑色盖和拧上</text:span><text:span text:style-name="T8">蓝色气压帽的时候都注意一下硅脂够不够</text:span><text:span text:style-name="T18">，不够就补。</text:span></text:p>
      <text:p text:style-name="P89"/>
      <text:h text:style-name="P34" text:outline-level="2">09/1<text:span text:style-name="T64">8</text:span>/2024</text:h>
      <text:p text:style-name="P4"/>
      <text:h text:style-name="P38" text:outline-level="3">Experimental setup:</text:h>
      <text:list xml:id="list181912348217642" text:continue-list="list181913544240565" text:style-name="L1">
        <text:list-item>
          <text:p text:style-name="P119">Adjust for proper counterweight</text:p>
          <text:p text:style-name="P45"/>
        </text:list-item>
        <text:list-item>
          <text:p text:style-name="P120">Buy kickboard</text:p>
        </text:list-item>
      </text:list>
      <text:p text:style-name="P16"/>
      <text:p text:style-name="P16">Tasks performed:</text:p>
      <text:list xml:id="list181913031071378" text:continue-numbering="true" text:style-name="L1">
        <text:list-item>
          <text:p text:style-name="P90">Make sure the UUV can float on the water instead of sinking</text:p>
          <text:p text:style-name="P63"><text:soft-page-break/></text:p>
        </text:list-item>
        <text:list-item>
          <text:p text:style-name="P93">Convert stereo camera messages in the rosbag to images for detection (./bag_to_image.py)</text:p>
          <text:p text:style-name="P63"/>
        </text:list-item>
        <text:list-item>
          <text:p text:style-name="P94">Collect data with raincoat, rain pants and rubber boots</text:p>
        </text:list-item>
      </text:list>
      <text:p text:style-name="P21"/>
      <text:p text:style-name="P16">Procedures Followed:</text:p>
      <text:list xml:id="list181911793535314" text:continue-numbering="true" text:style-name="L1">
        <text:list-item>
          <text:p text:style-name="P121"><text:span text:style-name="T9">W</text:span><text:span text:style-name="T8">ith single tag in the field of view, manually let the UUV move slowly </text:span><text:span text:style-name="T22">and collect data</text:span></text:p>
          <text:p text:style-name="P74"/>
        </text:list-item>
        <text:list-item>
          <text:p text:style-name="P107"><text:span text:style-name="T22">Include</text:span><text:span text:style-name="T63"> different trajectories (straight line, T line, circular trajectory, “8” trajectory)</text:span></text:p>
        </text:list-item>
      </text:list>
      <text:p text:style-name="P24"/>
      <text:p text:style-name="P16">Results:</text:p>
      <text:list xml:id="list1074497187" text:style-name="L5">
        <text:list-item>
          <text:p text:style-name="P110"><text:span text:style-name="T10">O</text:span><text:span text:style-name="T8">bservations:</text:span></text:p>
        </text:list-item>
      </text:list>
      <text:list xml:id="list515630274" text:style-name="L6">
        <text:list-item>
          <text:p text:style-name="P49"><text:span text:style-name="T13">UUV </text:span><text:span text:style-name="T23">float on the water</text:span><text:span text:style-name="T13"> </text:span><text:span text:style-name="T14">with kickboards </text:span><text:span text:style-name="T23">and ribbons</text:span></text:p>
        </text:list-item>
        <text:list-item>
          <text:p text:style-name="P49"><text:span text:style-name="T14">U</text:span><text:span text:style-name="T25">UV can </text:span><text:span text:style-name="T24">detect the tag within a very small distance (30-40 cm)</text:span></text:p>
        </text:list-item>
      </text:list>
      <text:list xml:id="list181913130109034" text:continue-list="list1074497187" text:style-name="L5">
        <text:list-item>
          <text:p text:style-name="P80">Data collected:</text:p>
        </text:list-item>
      </text:list>
      <text:list xml:id="list742488440" text:style-name="L7">
        <text:list-item>
          <text:p text:style-name="P81">09_18_trail2是：tag No.4（单）</text:p>
        </text:list-item>
        <text:list-item>
          <text:p text:style-name="P81">09_18_trail3是：tag No. 5</text:p>
        </text:list-item>
        <text:list-item>
          <text:p text:style-name="P81">09_18_trail4是：tag No. 2</text:p>
        </text:list-item>
        <text:list-item>
          <text:p text:style-name="P81">09_18_trail5 和 09_18_trail6是手柄操作长轨迹，包括直线、圆等等</text:p>
        </text:list-item>
      </text:list>
      <text:list xml:id="list181912130218276" text:continue-list="list181913130109034" text:style-name="L5">
        <text:list-item>
          <text:p text:style-name="P80">Analysis:</text:p>
          <text:p text:style-name="P95"><text:soft-page-break/>Found the tags are wrong. The ratio of black area and white area is not correct. Haochen recreate the tags. We need to collect data again for all trajectories.</text:p>
        </text:list-item>
      </text:list>
      <text:p text:style-name="P21"/>
      <text:p text:style-name="P16">Conclusion:</text:p>
      <text:p text:style-name="P82"><text:s text:c="4"/>Poor water quality in outdoor swimming pools</text:p>
      <text:p text:style-name="P29"><text:span text:style-name="T8"><text:s text:c="3"/>The QR code used for </text:span><text:span text:style-name="T26">localization</text:span><text:span text:style-name="T8"> cannot be without white borders, nor can it have too few white borders. </text:span><text:span text:style-name="T26">C</text:span><text:span text:style-name="T8">an download the Apriltag Detector for detection from the Google Play Store.</text:span></text:p>
      <text:p text:style-name="P83"/>
      <text:p text:style-name="P16">Next Steps:</text:p>
      <text:p text:style-name="P8"><text:span text:style-name="T19"><text:s text:c="4"/></text:span><text:span text:style-name="T27">Print the new correct tags using PVC board. </text:span><text:span text:style-name="T28">Recollect datasets.</text:span></text:p>
      <text:p text:style-name="P83"/>
      <text:p text:style-name="P16">Additional Notes: </text:p>
      <text:p text:style-name="P31"><text:span text:style-name="T18"><text:s text:c="4"/>N</text:span><text:span text:style-name="T8">one.</text:span></text:p>
      <text:p text:style-name="P96"/>
      <text:h text:style-name="P35" text:outline-level="2">09/1<text:span text:style-name="T67">9</text:span>/2024</text:h>
      <text:p text:style-name="P5"/>
      <text:h text:style-name="P39" text:outline-level="3">Experimental setup:</text:h>
      <text:list xml:id="list181912160411031" text:continue-list="list181911793535314" text:style-name="L1">
        <text:list-item>
          <text:p text:style-name="P123">Test new tags if they can be detected by the stereo camera <text:span text:style-name="T68">mounted on</text:span> UUV</text:p>
        </text:list-item>
        <text:list-item>
          <text:p text:style-name="P124">Place these new tags and record their relative positions</text:p>
        </text:list-item>
      </text:list>
      <text:p text:style-name="P17"/>
      <text:p text:style-name="P17">Tasks performed:</text:p>
      <text:list xml:id="list181912210011026" text:continue-numbering="true" text:style-name="L1">
        <text:list-item>
          <text:p text:style-name="P91"><text:soft-page-break/>Controlling the robot by hand along the boundary of the swimming pool to follow a rectangular trajectory</text:p>
          <text:p text:style-name="P64"/>
        </text:list-item>
        <text:list-item>
          <text:p text:style-name="P46"><text:span text:style-name="T29">Detect these new correct tags </text:span><text:span text:style-name="T30">(1*1 and 2*2 </text:span><text:span text:style-name="T31">tags</text:span><text:span text:style-name="T30">)</text:span><text:span text:style-name="T29"> and follow </text:span><text:span text:style-name="T63">different trajectories (straight line, T line, circular trajectory, “8” trajectory)</text:span></text:p>
        </text:list-item>
      </text:list>
      <text:p text:style-name="P22"/>
      <text:p text:style-name="P17">Procedures Followed:</text:p>
      <text:list xml:id="list181911809958870" text:continue-numbering="true" text:style-name="L1">
        <text:list-item>
          <text:p text:style-name="P122"><text:span text:style-name="T9">W</text:span><text:span text:style-name="T8">ith single tag in the field of view, manually let the UUV move slowly </text:span><text:span text:style-name="T22">and collect data</text:span></text:p>
          <text:p text:style-name="P75"/>
        </text:list-item>
        <text:list-item>
          <text:p text:style-name="P108"><text:span text:style-name="T22">Include</text:span><text:span text:style-name="T63"> different trajectories (straight line, T line, circular trajectory, “8” trajectory)</text:span></text:p>
        </text:list-item>
      </text:list>
      <text:p text:style-name="P25"/>
      <text:p text:style-name="P17">Results:</text:p>
      <text:list xml:id="list1569743635" text:style-name="L8">
        <text:list-item>
          <text:p text:style-name="P111"><text:span text:style-name="T10">O</text:span><text:span text:style-name="T8">bservations:</text:span></text:p>
        </text:list-item>
      </text:list>
      <text:list xml:id="list4023178233" text:style-name="L9">
        <text:list-item>
          <text:p text:style-name="P97"><text:span text:style-name="T66">E</text:span>xist two datasets with low frequency and data loss of BlueROV2 IMU and pressure sensor</text:p>
        </text:list-item>
      </text:list>
      <text:list xml:id="list181913302371395" text:continue-list="list1569743635" text:style-name="L8">
        <text:list-item>
          <text:p text:style-name="P84">Data collected:</text:p>
        </text:list-item>
      </text:list>
      <text:list xml:id="list554123593" text:style-name="L10">
        <text:list-item>
          <text:p text:style-name="P50"><text:span text:style-name="T19">09_1</text:span><text:span text:style-name="T32">9</text:span><text:span text:style-name="T19">_trail</text:span><text:span text:style-name="T32">1</text:span><text:span text:style-name="T19">是：</text:span><text:span text:style-name="T33">along the boundary of the swimming pool to follow a rectangular trajectory</text:span></text:p>
        </text:list-item>
        <text:list-item>
          <text:p text:style-name="P50"><text:span text:style-name="T19">09_1</text:span><text:span text:style-name="T34">9</text:span><text:span text:style-name="T19">_trail</text:span><text:span text:style-name="T32">2</text:span><text:span text:style-name="T19">是：</text:span><text:span text:style-name="T33">along the boundary of the swimming pool to follow a rectangular trajectory</text:span></text:p>
        </text:list-item>
        <text:list-item>
          <text:p text:style-name="P51"><text:span text:style-name="T19">09_1</text:span><text:span text:style-name="T34">9</text:span><text:span text:style-name="T19">_trail</text:span><text:span text:style-name="T32">3, </text:span><text:span text:style-name="T19">09_1</text:span><text:span text:style-name="T34">9</text:span><text:span text:style-name="T19">_trail</text:span><text:span text:style-name="T32">4, </text:span><text:span text:style-name="T19">09_1</text:span><text:span text:style-name="T34">9</text:span><text:span text:style-name="T19">_trail</text:span><text:span text:style-name="T32">5</text:span><text:span text:style-name="T19">是：tag No. </text:span><text:span text:style-name="T32">N1 </text:span><text:span text:style-name="T63">(straight line, T line, circular trajectory, “8” trajectory)</text:span></text:p>
        </text:list-item>
        <text:list-item>
          <text:p text:style-name="P52"><text:span text:style-name="T19">09_1</text:span><text:span text:style-name="T35">9</text:span><text:span text:style-name="T19">_trail</text:span><text:span text:style-name="T35">6: </text:span><text:span text:style-name="T36">from </text:span><text:span text:style-name="T35">N1 to N2 tag </text:span><text:span text:style-name="T36">(low frequency, sometimes data loss) (run the detection script meanwhile)</text:span></text:p>
        </text:list-item>
        <text:list-item>
          <text:p text:style-name="P53"><text:soft-page-break/><text:span text:style-name="T19">09_1</text:span><text:span text:style-name="T35">9</text:span><text:span text:style-name="T19">_trail</text:span><text:span text:style-name="T36">7</text:span><text:span text:style-name="T35">: </text:span><text:span text:style-name="T36">UUV light on, from </text:span><text:span text:style-name="T35">N1 to N2 tag </text:span><text:span text:style-name="T36">(low frequency, sometimes data loss) (not run the detection script when record rosbag)</text:span></text:p>
        </text:list-item>
      </text:list>
      <text:list xml:id="list181912692628662" text:continue-list="list181913302371395" text:style-name="L8">
        <text:list-item>
          <text:p text:style-name="P84">Analysis:</text:p>
          <text:p text:style-name="P126"><text:span text:style-name="T8">Due to the poor water quality, we print the 40cm * 40cm PVC board. </text:span><text:span text:style-name="T37">It cannot be too small. And it cannot be too large because of the water depth. Actually the water depth is 84 cm and the UUV height is around 39.5 cm. </text:span><text:span text:style-name="T38">So the board could be larger, but we are told the water depth is around 50 cm so we print 40cm*40cm.</text:span></text:p>
          <text:p text:style-name="P127"><text:span text:style-name="T38">W</text:span><text:span text:style-name="T8">ater quality is poor -&gt; the detection distance is small -&gt; the trajectory is short </text:span></text:p>
          <text:p text:style-name="P128"><text:span text:style-name="T38">W</text:span><text:span text:style-name="T8">ater quality is poor -&gt; </text:span><text:span text:style-name="T39">the tag should occupy most of the field of view to be detected </text:span><text:span text:style-name="T8">-&gt; pitch angle could not large</text:span></text:p>
        </text:list-item>
      </text:list>
      <text:p text:style-name="P22"/>
      <text:p text:style-name="P17">Conclusion:</text:p>
      <text:p text:style-name="P30"><text:span text:style-name="T8"><text:s text:c="4"/></text:span><text:span text:style-name="T43">We’ve collected dataset with all sensor measurements along a certain trajectory.</text:span></text:p>
      <text:p text:style-name="P85"/>
      <text:p text:style-name="P17">Next Steps:</text:p>
      <text:p text:style-name="P9"><text:span text:style-name="T19"><text:s text:c="4"/></text:span><text:span text:style-name="T40">Collect more data</text:span></text:p>
      <text:p text:style-name="P9"><text:span text:style-name="T40"><text:s text:c="4"/>Another scheme with third perspective </text:span><text:span text:style-name="T41">(iphone in the air)</text:span></text:p>
      <text:p text:style-name="P85"/>
      <text:p text:style-name="P17">Additional Notes: </text:p>
      <text:p text:style-name="P9"><text:span text:style-name="T18"><text:s text:c="4"/></text:span><text:span text:style-name="T42">The data loss issue should be solved. If low frequency, we can still utilize the dataset. But if lose data, the dataset could not be used.</text:span></text:p>
      <text:h text:style-name="P36" text:outline-level="2"><text:soft-page-break/></text:h>
      <text:h text:style-name="P36" text:outline-level="2">09/<text:span text:style-name="T71">20</text:span>/2024</text:h>
      <text:p text:style-name="P6"/>
      <text:h text:style-name="P40" text:outline-level="3">Experimental setup:</text:h>
      <text:list xml:id="list181912901203096" text:continue-list="list181911809958870" text:style-name="L1">
        <text:list-item>
          <text:p text:style-name="P125">Place these new <text:span text:style-name="T72">correct </text:span>tags <text:span text:style-name="T72">at each corner of the pool so that when the UUV moves along the sidewalls, at each corner, the tags could be utilized as landmark (may be possible)</text:span></text:p>
        </text:list-item>
      </text:list>
      <text:p text:style-name="P18"/>
      <text:p text:style-name="P18">Tasks performed:</text:p>
      <text:list xml:id="list181912820761315" text:continue-numbering="true" text:style-name="L1">
        <text:list-item>
          <text:p text:style-name="P98">Controlling the robot by hand along the boundary of the swimming pool to follow a rectangular trajectory</text:p>
        </text:list-item>
        <text:list-item>
          <text:p text:style-name="P92"><text:span text:style-name="T69">Detect these new correct tags </text:span><text:span text:style-name="T73">at each corner</text:span></text:p>
          <text:p text:style-name="P92"/>
        </text:list-item>
      </text:list>
      <text:p text:style-name="P19">Procedures Followed:</text:p>
      <text:list xml:id="list181912011069195" text:continue-numbering="true" text:style-name="L1">
        <text:list-item>
          <text:p text:style-name="P47"><text:span text:style-name="T21">manually let the UUV move slowly </text:span><text:span text:style-name="T44">along the sidewalls</text:span><text:span text:style-name="T21"> </text:span><text:span text:style-name="T22">and collect data</text:span></text:p>
        </text:list-item>
        <text:list-item>
          <text:p text:style-name="P99"><text:span text:style-name="T65">m</text:span>ake sure the tags are in the field of view at each corner</text:p>
        </text:list-item>
        <text:list-item>
          <text:p text:style-name="P99"><text:span text:style-name="T74">t</text:span>ake a top-down view on the second floor</text:p>
        </text:list-item>
      </text:list>
      <text:p text:style-name="P26"/>
      <text:p text:style-name="P19">Results:</text:p>
      <text:list xml:id="list3327399684" text:style-name="L11">
        <text:list-item>
          <text:p text:style-name="P112"><text:span text:style-name="T10">O</text:span><text:span text:style-name="T8">bservations:</text:span></text:p>
        </text:list-item>
      </text:list>
      <text:list xml:id="list3334040368" text:style-name="L12">
        <text:list-item>
          <text:p text:style-name="P100">On the second floor, the 1*<text:span text:style-name="T77">1</text:span> tag could be detected</text:p>
        </text:list-item>
        <text:list-item>
          <text:p text:style-name="P100"><text:soft-page-break/>In the first few round of collection, the BlueROV2 IMU and pressure sensor both lose data and have low frequencies. <text:span text:style-name="T75">We shut down all extra terminals but once we start the operation IMU frequency begin to decrease</text:span></text:p>
        </text:list-item>
        <text:list-item>
          <text:p text:style-name="P101">Suddenly, at 12 noon, the imu frequency does not decrease and hold 20 hz. <text:span text:style-name="T76">And w</text:span>e quickly collected several sets of data.</text:p>
        </text:list-item>
      </text:list>
      <text:list xml:id="list181911662219015" text:continue-list="list3327399684" text:style-name="L11">
        <text:list-item>
          <text:p text:style-name="P86">Data collected:</text:p>
        </text:list-item>
      </text:list>
      <text:list xml:id="list2897898816" text:style-name="L13">
        <text:list-item>
          <text:p text:style-name="P54"><text:span text:style-name="T19">09_</text:span><text:span text:style-name="T45">20</text:span><text:span text:style-name="T19">_trail</text:span><text:span text:style-name="T32">1</text:span><text:span text:style-name="T19">是：</text:span><text:span text:style-name="T33">along the boundary of the swimming pool to follow a rectangular trajectory. </text:span><text:span text:style-name="T45">Without the imu data and press data.</text:span></text:p>
        </text:list-item>
        <text:list-item>
          <text:p text:style-name="P54"><text:span text:style-name="T19">09_</text:span><text:span text:style-name="T45">20</text:span><text:span text:style-name="T19">_trail</text:span><text:span text:style-name="T32">2</text:span><text:span text:style-name="T19">是：</text:span><text:span text:style-name="T33">along the boundary of the swimming pool to follow a rectangular trajectory </text:span><text:span text:style-name="T45">(low frequency and data loss)</text:span></text:p>
        </text:list-item>
        <text:list-item>
          <text:p text:style-name="P55"><text:span text:style-name="T19">09_</text:span><text:span text:style-name="T45">20</text:span><text:span text:style-name="T19">_trail</text:span><text:span text:style-name="T46">3</text:span><text:span text:style-name="T19">是：</text:span><text:span text:style-name="T33">along the boundary of the swimming pool to follow a rectangular trajectory </text:span><text:span text:style-name="T45">(low frequency and data loss of IMU and press)</text:span></text:p>
        </text:list-item>
        <text:list-item>
          <text:p text:style-name="P56"><text:span text:style-name="T19">09_</text:span><text:span text:style-name="T45">20</text:span><text:span text:style-name="T19">_trail</text:span><text:span text:style-name="T47">4</text:span><text:span text:style-name="T19">是：</text:span><text:span text:style-name="T33">along the boundary of the swimming pool to follow a rectangular trajectory </text:span><text:span text:style-name="T47">(</text:span><text:span text:style-name="T48">nice </text:span><text:span text:style-name="T47">imu frequency: 19.7~20)</text:span></text:p>
        </text:list-item>
        <text:list-item>
          <text:p text:style-name="P57"><text:span text:style-name="T19">09_</text:span><text:span text:style-name="T45">20</text:span><text:span text:style-name="T19">_trail</text:span><text:span text:style-name="T48">5</text:span><text:span text:style-name="T19">是：</text:span><text:span text:style-name="T33">along the boundary of the swimming pool to follow a rectangular trajectory </text:span><text:span text:style-name="T47">(</text:span><text:span text:style-name="T48">nice </text:span><text:span text:style-name="T47">imu frequency: 19.</text:span><text:span text:style-name="T48">4</text:span><text:span text:style-name="T47">~20)</text:span></text:p>
        </text:list-item>
        <text:list-item>
          <text:p text:style-name="P58"><text:span text:style-name="T19">09_</text:span><text:span text:style-name="T45">20</text:span><text:span text:style-name="T19">_trail</text:span><text:span text:style-name="T49">6, </text:span><text:span text:style-name="T19">09_</text:span><text:span text:style-name="T45">20</text:span><text:span text:style-name="T19">_trail</text:span><text:span text:style-name="T49">7</text:span><text:span text:style-name="T19">是：</text:span><text:span text:style-name="T33">along the boundary of the swimming pool to follow a rectangular trajectory </text:span><text:span text:style-name="T47">(</text:span><text:span text:style-name="T48">nice </text:span><text:span text:style-name="T47">imu frequency)</text:span></text:p>
        </text:list-item>
      </text:list>
      <text:list xml:id="list181912122367216" text:continue-list="list181911662219015" text:style-name="L11">
        <text:list-item>
          <text:p text:style-name="P86">Analysis:</text:p>
          <text:p text:style-name="P102"><text:span text:style-name="T70">b</text:span>tok is a great tool to monitor <text:span text:style-name="T78">memory requirements of </text:span>various threads</text:p>
          <text:p text:style-name="P103">it is necessary to monitor the rostopic hz when operating not just the start point</text:p>
        </text:list-item>
      </text:list>
      <text:p text:style-name="P68"/>
      <text:p text:style-name="P19">Conclusion:</text:p>
      <text:p text:style-name="P10"><text:span text:style-name="T19"><text:s text:c="4"/></text:span><text:span text:style-name="T43">We’ve collected dataset with all sensor measurements along </text:span><text:span text:style-name="T50">sidewalls. We also collected dataset with a tag on the top of BlueROV2 and anoather tag on the side of pool.</text:span></text:p>
      <text:p text:style-name="P87"><text:soft-page-break/></text:p>
      <text:p text:style-name="P19">Next Steps:</text:p>
      <text:p text:style-name="P10"><text:span text:style-name="T19"><text:s text:c="4"/></text:span><text:span text:style-name="T51">Use the iphone to record a video of the calibration board and calculate the intrinsic parameters.</text:span></text:p>
      <text:p text:style-name="P10"><text:span text:style-name="T51"><text:s text:c="4"/></text:span><text:span text:style-name="T60">Time alignment, etc. (data process)</text:span></text:p>
      <text:p text:style-name="P87"/>
      <text:p text:style-name="P19">Additional Notes: </text:p>
      <text:p text:style-name="P10"><text:span text:style-name="T18"><text:s text:c="4"/></text:span><text:span text:style-name="T52">For the recoding from the third perspective, the IMU is 10hz without data loss. </text:span><text:span text:style-name="T53">Also, the first two rounds are manual operations. And the 3</text:span><text:span text:style-name="T79">rd</text:span><text:span text:style-name="T53"> and 4</text:span><text:span text:style-name="T79">th</text:span><text:span text:style-name="T53"> round are joystick operations.</text:span></text:p>
      <text:p text:style-name="P104"/>
      <text:p text:style-name="P10"><text:span text:style-name="T54">For the reason of low mavros frequency and data loss (imu topic and pressure topic both under mavros), </text:span><text:span text:style-name="T53">也许是因为ros不适合存储大量图片信息<text:line-break/><text:line-break/>或许可能可以的解决办法是，在上位机运行并保存图片，ros只record 时间戳和帧号，然后后处理时候对应<text:line-break/><text:line-break/>不保证可行，但据说大疆的运动相机是这么干的</text:span></text:p>
      <text:p text:style-name="P104"/>
      <text:p text:style-name="P11"><text:span text:style-name="T53">浮心要在上面,重心要在下面,pitch</text:span><text:span text:style-name="T55">控制</text:span><text:span text:style-name="T53">不了，所以得配重时候保证前后重量平衡</text:span><text:span text:style-name="T56">。对于调整重力和浮力，一个方法是垂直推进器装在外面（然后中间的原垂直推进器位置放泡沫</text:span><text:span text:style-name="T57">），第二个办法是skid底板改用泡沫材质</text:span></text:p>
      <text:p text:style-name="P105"/>
      <text:p text:style-name="P11"><text:span text:style-name="T56">工具箱改定制派力肯</text:span><text:span text:style-name="T59">Pelican</text:span><text:span text:style-name="T58">（防水）</text:span></text:p>
      <text:p text:style-name="P105">板子用嘉立创定制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.079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fo:line-height="150%" style:page-number="auto">
        <style:tab-stops/>
      </style:paragraph-properties>
      <style:text-properties fo:font-size="14pt" fo:font-weight="bold" style:font-size-asian="14pt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4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5:09:55.694445380</meta:creation-date>
    <dc:date>2024-09-23T18:19:11.362587335</dc:date>
    <meta:editing-duration>PT2H44M33S</meta:editing-duration>
    <meta:editing-cycles>121</meta:editing-cycles>
    <meta:generator>LibreOffice/6.4.7.2$Linux_X86_64 LibreOffice_project/40$Build-2</meta:generator>
    <meta:document-statistic meta:table-count="0" meta:image-count="0" meta:object-count="0" meta:page-count="11" meta:paragraph-count="155" meta:word-count="1823" meta:character-count="8688" meta:non-whitespace-character-count="7449"/>
  </office:meta>
</office:document-meta>
</file>